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2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9807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2.00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2">
          <table:table-cell table:number-columns-repeated="12"/>
          <table:table-cell office:value-type="string" calcext:value-type="string">
            <text:p>Iterationsplan 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string" calcext:value-type="string">
            <text:p>Tidsrapport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plan</text:p>
          </table:table-cell>
          <table:table-cell office:value-type="string" calcext:value-type="string">
            <text:p>Iteration -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Grunden och postmortem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 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t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äsa postmortems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Summa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d sedan föregående iteration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d totalt i projektet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0</text:p>
          </table:table-cell>
          <table:table-cell office:value-type="string" calcext:value-type="string">
            <text:p>Mål: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1</text:p>
          </table:table-cell>
          <table:table-cell table:number-columns-repeated="10"/>
          <table:table-cell office:value-type="string" calcext:value-type="string">
            <text:p>Må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6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an för iteration 1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Efterforska tekniker</text:p>
          </table:table-cell>
          <table:table-cell office:value-type="string" calcext:value-type="string">
            <text:p>80% färdig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atabasmodellering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atabasimplementering</text:p>
          </table:table-cell>
          <table:table-cell office:value-type="string" calcext:value-type="string">
            <text:p>Påbörja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Summa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 calcext:value-type="string">
            <text:p>Tid sedan föregående iteration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 calcext:value-type="string">
            <text:p>Tid totalt i projektet</text:p>
          </table:table-cell>
          <table:table-cell table:number-columns-repeated="2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18:.D22])" office:value-type="float" office:value="22" calcext:value-type="float">
            <text:p/>
          </table:table-cell>
          <table:table-cell table:formula="of:=SUM([.E18:.E22])" office:value-type="float" office:value="18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SUM([.D9:.D10])" office:value-type="float" office:value="4" calcext:value-type="float">
            <text:p/>
          </table:table-cell>
          <table:table-cell table:formula="of:=SUM([.E9:.E10])" office:value-type="float" office:value="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26:.D27])" office:value-type="float" office:value="26" calcext:value-type="float">
            <text:p/>
          </table:table-cell>
          <table:table-cell table:formula="of:=SUM([.E26:.E27])" office:value-type="float" office:value="23.5" calcext:value-type="float">
            <text:p/>
          </table:table-cell>
          <table:table-cell table:number-columns-repeated="12"/>
        </table:table-row>
        <table:table-row table:style-name="ro2">
          <table:table-cell office:value-type="string" calcext:value-type="string">
            <text:p>Tidsplan</text:p>
          </table:table-cell>
          <table:table-cell office:value-type="string" calcext:value-type="string">
            <text:p>Iteration 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Få till grunderna så som att logga in och posta, kategorier kommer senar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Instäl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ögriskteknik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apande av användare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ogga in</text:p>
          </table:table-cell>
          <table:table-cell office:value-type="string" calcext:value-type="string">
            <text:p>Påbörj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apa post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32:.D38])" office:value-type="float" office:value="27" calcext:value-type="float">
            <text:p/>
          </table:table-cell>
          <table:table-cell table:formula="of:=SUM([.E32:.E41])" office:value-type="float" office:value="32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E26]" office:value-type="float" office:value="18.5" calcext:value-type="float">
            <text:p/>
          </table:table-cell>
          <table:table-cell table:formula="of:=[.D45]" office:value-type="float" office:value="18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[.D44]+[.D45]" office:value-type="float" office:value="45.5" calcext:value-type="float">
            <text:p/>
          </table:table-cell>
          <table:table-cell table:formula="of:=[.E44]+[.E45]" office:value-type="float" office:value="50.5" calcext:value-type="float">
            <text:p/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2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Kontinuerligt förbättra dokumentationen som har blivit lite lidande samt skapa kategorier samt posta till dessa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/>
          <table:table-cell office:value-type="string" calcext:value-type="string">
            <text:p>Skapande av vettiga projektkrav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kapandet av category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string" calcext:value-type="string">
            <text:p>Binda en post till en category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kapandet av collection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53:.D59])" office:value-type="float" office:value="24" calcext:value-type="float">
            <text:p/>
          </table:table-cell>
          <table:table-cell table:formula="of:=SUM([.E53:.E59])" office:value-type="float" office:value="13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46]" office:value-type="float" office:value="45.5" calcext:value-type="float">
            <text:p/>
          </table:table-cell>
          <table:table-cell table:formula="of:=[.E46]" office:value-type="float" office:value="50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61:.D62])" office:value-type="float" office:value="69.5" calcext:value-type="float">
            <text:p/>
          </table:table-cell>
          <table:table-cell table:formula="of:=SUM([.E61:.E62])" office:value-type="float" office:value="63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3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Borttagning av posts, samt börja arbetet på kommentarer. Försöka testa lite saker också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string" calcext:value-type="string">
            <text:p>Borttagning av posts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string" calcext:value-type="string">
            <text:p>Påbörja kommenteringsfunktionen.</text:p>
          </table:table-cell>
          <table:table-cell office:value-type="string" calcext:value-type="string">
            <text:p>Ej påbörjat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string" calcext:value-type="string">
            <text:p>Borttagning av collection.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Påbörjat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70:.D76])" office:value-type="float" office:value="16" calcext:value-type="float">
            <text:p/>
          </table:table-cell>
          <table:table-cell table:formula="of:=SUM([.E70:.E76])" office:value-type="float" office:value="0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63]" office:value-type="float" office:value="69.5" calcext:value-type="float">
            <text:p/>
          </table:table-cell>
          <table:table-cell table:formula="of:=[.E63]" office:value-type="float" office:value="63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78:.D79])" office:value-type="float" office:value="85.5" calcext:value-type="float">
            <text:p/>
          </table:table-cell>
          <table:table-cell table:formula="of:=SUM([.E78:.E79])" office:value-type="float" office:value="63.5" calcext:value-type="float">
            <text:p/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 style:data-style-name="N2" text:time-value="14:25:55.4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14M42S</meta:editing-duration>
    <meta:editing-cycles>15</meta:editing-cycles>
    <meta:generator>LibreOffice/4.2.0.4$Windows_x86 LibreOffice_project/05dceb5d363845f2cf968344d7adab8dcfb2ba71</meta:generator>
    <dc:date>2014-04-30T15:55:22.445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